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Header">
      <style:paragraph-properties fo:text-align="start" style:justify-single-word="false"/>
      <style:text-properties officeooo:rsid="00206516" officeooo:paragraph-rsid="00206516"/>
    </style:style>
    <style:style style:name="P3" style:family="paragraph" style:parent-style-name="Standard">
      <style:paragraph-properties fo:text-align="start" style:justify-single-word="false"/>
      <style:text-properties style:font-name="Times New Roman" fo:font-size="14pt" style:text-underline-style="none" fo:font-weight="bold" officeooo:rsid="00d96fcd" officeooo:paragraph-rsid="00d96fc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style:text-underline-style="none" fo:font-weight="bold" officeooo:rsid="00993849" officeooo:paragraph-rsid="00c62c96"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style:text-underline-style="none" fo:font-weight="bold" officeooo:rsid="00993849" officeooo:paragraph-rsid="00da7f89"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4pt" style:text-underline-style="none" fo:font-weight="bold" officeooo:rsid="00aac14c" officeooo:paragraph-rsid="00aac14c"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Times New Roman" fo:font-size="14pt" style:text-underline-style="none" fo:font-weight="bold" officeooo:rsid="00b00fa2" officeooo:paragraph-rsid="00a86ba6" style:font-size-asian="14pt" style:font-weight-asian="bold" style:font-size-complex="14pt" style:font-weight-complex="bold"/>
    </style:style>
    <style:style style:name="P9"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0" style:family="paragraph" style:parent-style-name="Table_20_Contents">
      <style:text-properties style:font-name="Times New Roman" fo:font-size="12pt" officeooo:rsid="00240acc" officeooo:paragraph-rsid="00240acc" style:font-size-asian="12pt" style:font-size-complex="12pt"/>
    </style:style>
    <style:style style:name="P11" style:family="paragraph" style:parent-style-name="Table_20_Contents">
      <style:text-properties style:font-name="Times New Roman" fo:font-size="12pt" officeooo:rsid="006f35b3" officeooo:paragraph-rsid="006f35b3" style:font-size-asian="12pt" style:font-size-complex="12pt"/>
    </style:style>
    <style:style style:name="P12" style:family="paragraph" style:parent-style-name="Table_20_Contents">
      <style:text-properties style:font-name="Times New Roman" fo:font-size="12pt" officeooo:rsid="007b3e59" officeooo:paragraph-rsid="007b3e59" style:font-size-asian="12pt" style:font-size-complex="12pt"/>
    </style:style>
    <style:style style:name="P13" style:family="paragraph" style:parent-style-name="Standard">
      <style:text-properties style:font-name="Times New Roman" fo:font-size="12pt" officeooo:rsid="00206516" officeooo:paragraph-rsid="00206516" style:font-size-asian="12pt" style:font-size-complex="12pt"/>
    </style:style>
    <style:style style:name="P14"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5"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6" style:family="paragraph" style:parent-style-name="Standard">
      <style:paragraph-properties fo:text-align="justify" style:justify-single-word="false"/>
      <style:text-properties style:font-name="Times New Roman" fo:font-size="12pt" officeooo:paragraph-rsid="00c5938e"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9" style:family="paragraph" style:parent-style-name="Table_20_Contents">
      <style:text-properties style:font-name="Times New Roman" fo:font-size="12pt" fo:font-weight="bold" officeooo:rsid="008093a3" officeooo:paragraph-rsid="008093a3" style:font-size-asian="12pt" style:font-weight-asian="bold" style:font-size-complex="12pt" style:font-weight-complex="bold"/>
    </style:style>
    <style:style style:name="P20" style:family="paragraph" style:parent-style-name="Standard">
      <style:text-properties style:font-name="Times New Roman" fo:font-size="12pt" fo:font-weight="bold" officeooo:rsid="00206516" officeooo:paragraph-rsid="008093a3" style:font-size-asian="12pt" style:font-weight-asian="bold" style:font-size-complex="12pt" style:font-weight-complex="bold"/>
    </style:style>
    <style:style style:name="P21"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22"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23" style:family="paragraph" style:parent-style-name="Standard">
      <style:text-properties style:font-name="Times New Roman" fo:font-size="12pt" style:text-underline-style="none" fo:font-weight="normal" officeooo:rsid="009c0bc7" officeooo:paragraph-rsid="009946e8"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9c0bc7" officeooo:paragraph-rsid="00aac14c"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9c0bc7" officeooo:paragraph-rsid="00da7f89"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a951d8" officeooo:paragraph-rsid="00a951d8"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a9d3f9" officeooo:paragraph-rsid="00a9d3f9"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a9d3f9" officeooo:paragraph-rsid="00c9e284"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ac581a" officeooo:paragraph-rsid="00adb024"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aac14c" officeooo:paragraph-rsid="00d1a54a" style:font-size-asian="12pt" style:font-weight-asian="normal" style:font-size-complex="12pt" style:font-weight-complex="normal"/>
    </style:style>
    <style:style style:name="P3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aac14c" officeooo:paragraph-rsid="00d1a54a" style:font-size-asian="12pt" style:font-weight-asian="normal" style:font-size-complex="12pt" style:font-weight-complex="normal"/>
    </style:style>
    <style:style style:name="P32" style:family="paragraph" style:parent-style-name="Standard">
      <style:text-properties style:font-name="Times New Roman" fo:font-size="12pt" style:text-underline-style="none" fo:font-weight="normal" officeooo:rsid="009c5814" officeooo:paragraph-rsid="009c5814"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style:font-name="Times New Roman" fo:font-size="12pt" style:text-underline-style="none" fo:font-weight="normal" officeooo:rsid="00b030bb" officeooo:paragraph-rsid="00a86ba6"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b030bb" officeooo:paragraph-rsid="00da7f89"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7cf309" officeooo:paragraph-rsid="00820596"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bdfa33" officeooo:paragraph-rsid="00bdfa33"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bdfa33" officeooo:paragraph-rsid="00c78981"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c20ea5" officeooo:paragraph-rsid="00c20ea5" style:font-size-asian="12pt" style:font-weight-asian="normal" style:font-size-complex="12pt" style:font-weight-complex="normal"/>
    </style:style>
    <style:style style:name="P39" style:family="paragraph" style:parent-style-name="Standard">
      <style:text-properties style:font-name="Times New Roman" fo:font-size="12pt" style:text-underline-style="none" fo:font-weight="normal" officeooo:rsid="00c9e284" officeooo:paragraph-rsid="00c9e284" style:font-size-asian="12pt" style:font-weight-asian="normal" style:font-size-complex="12pt" style:font-weight-complex="normal"/>
    </style:style>
    <style:style style:name="P40" style:family="paragraph" style:parent-style-name="Standard">
      <style:text-properties style:font-name="Times New Roman" fo:font-size="12pt" style:text-underline-style="none" fo:font-weight="normal" officeooo:rsid="00ca00ab" officeooo:paragraph-rsid="00ccae9b" style:font-size-asian="12pt" style:font-weight-asian="normal" style:font-size-complex="12pt" style:font-weight-complex="normal"/>
    </style:style>
    <style:style style:name="P41" style:family="paragraph" style:parent-style-name="Standard">
      <style:text-properties style:font-name="Times New Roman" fo:font-size="12pt" style:text-underline-style="none" fo:font-weight="normal" officeooo:rsid="00ce00d7" officeooo:paragraph-rsid="00ce00d7" style:font-size-asian="12pt" style:font-weight-asian="normal" style:font-size-complex="12pt" style:font-weight-complex="normal"/>
    </style:style>
    <style:style style:name="P42" style:family="paragraph" style:parent-style-name="Standard">
      <style:text-properties style:font-name="Times New Roman" fo:font-size="12pt" style:text-underline-style="none" fo:font-weight="normal" officeooo:rsid="00ce00d7" officeooo:paragraph-rsid="00cfb25f" style:font-size-asian="12pt" style:font-weight-asian="normal" style:font-size-complex="12pt" style:font-weight-complex="normal"/>
    </style:style>
    <style:style style:name="P43" style:family="paragraph" style:parent-style-name="Standard">
      <style:text-properties style:font-name="Times New Roman" fo:font-size="12pt" style:text-underline-style="none" fo:font-weight="normal" officeooo:rsid="00d1a54a" officeooo:paragraph-rsid="00d27912" style:font-size-asian="12pt" style:font-weight-asian="normal" style:font-size-complex="12pt" style:font-weight-complex="normal"/>
    </style:style>
    <style:style style:name="P4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27912" officeooo:paragraph-rsid="00d27912" style:font-size-asian="12pt" style:font-weight-asian="normal" style:font-size-complex="12pt" style:font-weight-complex="normal"/>
    </style:style>
    <style:style style:name="P45"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27912" officeooo:paragraph-rsid="00d7c0f7" style:font-size-asian="12pt" style:font-weight-asian="normal" style:font-size-complex="12pt" style:font-weight-complex="normal"/>
    </style:style>
    <style:style style:name="P46" style:family="paragraph" style:parent-style-name="Standard">
      <style:paragraph-properties fo:margin-left="0in" fo:margin-right="0in" fo:text-indent="0in" style:auto-text-indent="false"/>
      <style:text-properties style:font-name="Times New Roman" fo:font-size="12pt" style:text-underline-style="none" fo:font-weight="normal" officeooo:rsid="00d3a364" officeooo:paragraph-rsid="00d3a364" style:font-size-asian="12pt" style:font-weight-asian="normal" style:font-size-complex="12pt" style:font-weight-complex="normal"/>
    </style:style>
    <style:style style:name="P47" style:family="paragraph" style:parent-style-name="Standard">
      <style:text-properties style:font-name="Times New Roman" fo:font-size="12pt" style:text-underline-style="none" fo:font-weight="normal" officeooo:rsid="00a5338f" officeooo:paragraph-rsid="00b030bb" style:font-size-asian="12pt" style:font-weight-asian="normal" style:font-size-complex="12pt" style:font-weight-complex="normal"/>
    </style:style>
    <style:style style:name="P48"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ae642" officeooo:paragraph-rsid="00dae642"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db50a1" officeooo:paragraph-rsid="00db50a1" style:font-size-asian="12pt" style:font-weight-asian="normal" style:font-size-complex="12pt" style:font-weight-complex="normal"/>
    </style:style>
    <style:style style:name="P50" style:family="paragraph" style:parent-style-name="Standard">
      <style:text-properties style:font-name="Times New Roman" fo:font-size="12pt" style:text-underline-style="none" fo:font-weight="normal" officeooo:rsid="00a85a86" officeooo:paragraph-rsid="00df0f45" style:font-size-asian="12pt" style:font-weight-asian="normal" style:font-size-complex="12pt" style:font-weight-complex="normal"/>
    </style:style>
    <style:style style:name="P51" style:family="paragraph" style:parent-style-name="Standard">
      <style:text-properties style:font-name="Times New Roman" fo:font-size="12pt" style:text-underline-style="none" fo:font-weight="normal" officeooo:rsid="00df0f45" officeooo:paragraph-rsid="00df0f45" style:font-size-asian="12pt" style:font-weight-asian="normal" style:font-size-complex="12pt" style:font-weight-complex="normal"/>
    </style:style>
    <style:style style:name="P52" style:family="paragraph" style:parent-style-name="Standard">
      <style:text-properties style:font-name="Times New Roman" fo:font-size="12pt" fo:font-style="italic" style:text-underline-style="none" fo:font-weight="normal" officeooo:rsid="007cf309" officeooo:paragraph-rsid="009c5814"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0.4925in" fo:margin-right="0in" fo:text-indent="0in" style:auto-text-indent="false"/>
      <style:text-properties style:font-name="Times New Roman" fo:font-size="12pt" fo:font-style="italic" style:text-underline-style="none" fo:font-weight="normal" officeooo:rsid="00c9e284" officeooo:paragraph-rsid="00c9e284" style:font-size-asian="12pt" style:font-style-asian="italic" style:font-weight-asian="normal" style:font-size-complex="12pt" style:font-style-complex="italic" style:font-weight-complex="normal"/>
    </style:style>
    <style:style style:name="P54" style:family="paragraph" style:parent-style-name="Standard">
      <style:text-properties style:font-name="Times New Roman" fo:font-size="12pt" fo:font-style="italic" style:text-underline-style="none" fo:font-weight="normal" officeooo:rsid="00ca00ab" officeooo:paragraph-rsid="00ccae9b" style:font-size-asian="12pt" style:font-style-asian="italic" style:font-weight-asian="normal" style:font-size-complex="12pt" style:font-style-complex="italic" style:font-weight-complex="normal"/>
    </style:style>
    <style:style style:name="P55" style:family="paragraph" style:parent-style-name="Standard">
      <style:text-properties style:font-name="Times New Roman" fo:font-size="12pt" fo:font-style="italic" style:text-underline-style="none" fo:font-weight="normal" officeooo:rsid="00db50a1" officeooo:paragraph-rsid="00db50a1" style:font-size-asian="12pt" style:font-style-asian="italic" style:font-weight-asian="normal" style:font-size-complex="12pt" style:font-style-complex="italic" style:font-weight-complex="normal"/>
    </style:style>
    <style:style style:name="P56" style:family="paragraph" style:parent-style-name="Text_20_body">
      <style:text-properties style:font-name="Times New Roman" fo:font-size="12pt" fo:font-style="italic" style:text-underline-style="none" fo:font-weight="normal" officeooo:rsid="00b030bb" officeooo:paragraph-rsid="00da7f89" style:font-size-asian="12pt" style:font-style-asian="italic" style:font-weight-asian="normal" style:font-size-complex="12pt" style:font-style-complex="italic" style:font-weight-complex="normal"/>
    </style:style>
    <style:style style:name="P57" style:family="paragraph" style:parent-style-name="Standard">
      <style:text-properties style:font-name="Times New Roman" fo:font-size="12pt" style:text-underline-style="solid" style:text-underline-width="auto" style:text-underline-color="font-color" fo:font-weight="bold" officeooo:rsid="00bb6e43" officeooo:paragraph-rsid="00bb6e43" style:font-size-asian="12pt" style:font-weight-asian="bold" style:font-size-complex="12pt" style:font-weight-complex="bold"/>
    </style:style>
    <style:style style:name="P58" style:family="paragraph" style:parent-style-name="Standard">
      <style:text-properties style:font-name="Times New Roman" fo:font-size="12pt" style:text-underline-style="solid" style:text-underline-width="auto" style:text-underline-color="font-color" fo:font-weight="bold" officeooo:rsid="00bdc247" officeooo:paragraph-rsid="00bdc247" style:font-size-asian="12pt" style:font-weight-asian="bold" style:font-size-complex="12pt" style:font-weight-complex="bold"/>
    </style:style>
    <style:style style:name="P59" style:family="paragraph" style:parent-style-name="Standard">
      <style:text-properties style:font-name="Times New Roman" fo:font-size="12pt" style:text-underline-style="solid" style:text-underline-width="auto" style:text-underline-color="font-color" fo:font-weight="bold" officeooo:rsid="00bdfa33" officeooo:paragraph-rsid="00bdfa33" style:font-size-asian="12pt" style:font-weight-asian="bold" style:font-size-complex="12pt" style:font-weight-complex="bold"/>
    </style:style>
    <style:style style:name="P60" style:family="paragraph" style:parent-style-name="Standard">
      <style:text-properties style:font-name="Times New Roman" fo:font-size="12pt" style:text-underline-style="solid" style:text-underline-width="auto" style:text-underline-color="font-color" fo:font-weight="bold" officeooo:rsid="00bdfa33" officeooo:paragraph-rsid="00c78981" style:font-size-asian="12pt" style:font-weight-asian="bold" style:font-size-complex="12pt" style:font-weight-complex="bold"/>
    </style:style>
    <style:style style:name="P61" style:family="paragraph" style:parent-style-name="Standard">
      <style:text-properties style:font-name="Times New Roman" fo:font-size="12pt" style:text-underline-style="solid" style:text-underline-width="auto" style:text-underline-color="font-color" fo:font-weight="bold" officeooo:rsid="00c9e284" officeooo:paragraph-rsid="00c9e284" style:font-size-asian="12pt" style:font-weight-asian="bold" style:font-size-complex="12pt" style:font-weight-complex="bold"/>
    </style:style>
    <style:style style:name="P62" style:family="paragraph" style:parent-style-name="Standard">
      <style:text-properties style:font-name="Times New Roman" fo:font-size="12pt" style:text-underline-style="solid" style:text-underline-width="auto" style:text-underline-color="font-color" fo:font-weight="bold" officeooo:rsid="00ce00d7" officeooo:paragraph-rsid="00ce00d7" style:font-size-asian="12pt" style:font-weight-asian="bold" style:font-size-complex="12pt" style:font-weight-complex="bold"/>
    </style:style>
    <style:style style:name="P63" style:family="paragraph" style:parent-style-name="Standard">
      <style:text-properties style:font-name="Times New Roman" fo:font-size="12pt" style:text-underline-style="solid" style:text-underline-width="auto" style:text-underline-color="font-color" fo:font-weight="bold" officeooo:rsid="00cfb25f" officeooo:paragraph-rsid="00cfb25f" style:font-size-asian="12pt" style:font-weight-asian="bold" style:font-size-complex="12pt" style:font-weight-complex="bold"/>
    </style:style>
    <style:style style:name="P64" style:family="paragraph" style:parent-style-name="Standard">
      <style:text-properties style:font-name="Times New Roman" fo:font-size="12pt" style:text-underline-style="solid" style:text-underline-width="auto" style:text-underline-color="font-color" fo:font-weight="bold" officeooo:rsid="00db50a1" officeooo:paragraph-rsid="00db50a1" style:font-size-asian="12pt" style:font-weight-asian="bold" style:font-size-complex="12pt" style:font-weight-complex="bold"/>
    </style:style>
    <style:style style:name="P65" style:family="paragraph" style:parent-style-name="Standard">
      <style:text-properties style:font-name="Times New Roman" fo:font-size="12pt" style:text-underline-style="solid" style:text-underline-width="auto" style:text-underline-color="font-color" fo:font-weight="bold" officeooo:rsid="00df7d29" officeooo:paragraph-rsid="00df7d29" style:font-size-asian="12pt" style:font-weight-asian="bold" style:font-size-complex="12pt" style:font-weight-complex="bold"/>
    </style:style>
    <style:style style:name="P66" style:family="paragraph" style:parent-style-name="Standard">
      <style:text-properties style:font-name="Times New Roman" style:text-underline-style="solid" style:text-underline-width="auto" style:text-underline-color="font-color" fo:font-weight="bold" officeooo:rsid="00a85a86" officeooo:paragraph-rsid="00df0f45" style:font-weight-asian="bold" style:font-weight-complex="bold"/>
    </style:style>
    <style:style style:name="P67" style:family="paragraph" style:parent-style-name="Standard">
      <style:text-properties style:font-name="Times New Roman" style:text-underline-style="none" fo:font-weight="normal" officeooo:rsid="00ecb291" officeooo:paragraph-rsid="00df0f45" style:font-weight-asian="normal" style:font-weight-complex="normal"/>
    </style:style>
    <style:style style:name="P68" style:family="paragraph" style:parent-style-name="Standard">
      <style:text-properties style:font-name="Times New Roman" style:text-underline-style="none" fo:font-weight="normal" officeooo:rsid="00a85a86" officeooo:paragraph-rsid="00df0f45" style:font-weight-asian="normal" style:font-weight-complex="normal"/>
    </style:style>
    <style:style style:name="P69" style:family="paragraph" style:parent-style-name="Standard">
      <style:text-properties officeooo:paragraph-rsid="00bb6e43"/>
    </style:style>
    <style:style style:name="P70" style:family="paragraph" style:parent-style-name="Standard">
      <style:text-properties officeooo:rsid="00bdc247" officeooo:paragraph-rsid="00bdc247"/>
    </style:style>
    <style:style style:name="P71" style:family="paragraph" style:parent-style-name="Text_20_body">
      <style:text-properties officeooo:paragraph-rsid="00c78981"/>
    </style:style>
    <style:style style:name="P72" style:family="paragraph" style:parent-style-name="Standard">
      <style:text-properties officeooo:paragraph-rsid="00c96f87"/>
    </style:style>
    <style:style style:name="P73" style:family="paragraph" style:parent-style-name="Standard">
      <style:text-properties officeooo:paragraph-rsid="00cab343"/>
    </style:style>
    <style:style style:name="P74" style:family="paragraph" style:parent-style-name="Standard">
      <style:text-properties fo:font-weight="normal" officeooo:rsid="00ccae9b" officeooo:paragraph-rsid="00cab343" style:font-weight-asian="normal" style:font-weight-complex="normal"/>
    </style:style>
    <style:style style:name="P75" style:family="paragraph" style:parent-style-name="Standard">
      <style:text-properties fo:font-style="italic" officeooo:paragraph-rsid="00db50a1" style:font-style-asian="italic" style:font-style-complex="italic"/>
    </style:style>
    <style:style style:name="P76" style:family="paragraph" style:parent-style-name="Standard">
      <style:text-properties fo:font-style="italic" style:font-style-asian="italic" style:font-style-complex="italic"/>
    </style:style>
    <style:style style:name="P77" style:family="paragraph" style:parent-style-name="Text_20_body">
      <style:text-properties fo:font-style="italic" style:font-style-asian="italic" style:font-style-complex="italic"/>
    </style:style>
    <style:style style:name="P78" style:family="paragraph" style:parent-style-name="Standard">
      <style:text-properties officeooo:paragraph-rsid="00e26abc"/>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628b7" style:font-weight-asian="bold" style:font-weight-complex="bold"/>
    </style:style>
    <style:style style:name="T6" style:family="text">
      <style:text-properties fo:font-weight="bold" officeooo:rsid="00a86ba6" style:font-weight-asian="bold" style:font-weight-complex="bold"/>
    </style:style>
    <style:style style:name="T7" style:family="text">
      <style:text-properties fo:font-weight="bold" officeooo:rsid="00c5938e" style:font-weight-asian="bold" style:font-weight-complex="bold"/>
    </style:style>
    <style:style style:name="T8" style:family="text">
      <style:text-properties fo:font-weight="bold" officeooo:rsid="00e45b26" style:font-weight-asian="bold" style:font-weight-complex="bold"/>
    </style:style>
    <style:style style:name="T9" style:family="text">
      <style:text-properties fo:font-weight="bold" officeooo:rsid="00938c35" style:font-weight-asian="bold" style:font-weight-complex="bold"/>
    </style:style>
    <style:style style:name="T10" style:family="text">
      <style:text-properties officeooo:rsid="00700794"/>
    </style:style>
    <style:style style:name="T11" style:family="text">
      <style:text-properties officeooo:rsid="0079bd7d"/>
    </style:style>
    <style:style style:name="T12" style:family="text">
      <style:text-properties fo:font-weight="normal" style:font-weight-asian="normal" style:font-weight-complex="normal"/>
    </style:style>
    <style:style style:name="T13" style:family="text">
      <style:text-properties fo:font-weight="normal" officeooo:rsid="00970032" style:font-weight-asian="normal" style:font-weight-complex="normal"/>
    </style:style>
    <style:style style:name="T14" style:family="text">
      <style:text-properties fo:font-weight="normal" officeooo:rsid="00a628b7" style:font-weight-asian="normal" style:font-weight-complex="normal"/>
    </style:style>
    <style:style style:name="T15" style:family="text">
      <style:text-properties fo:font-weight="normal" officeooo:rsid="00ccae9b" style:font-weight-asian="normal" style:font-weight-complex="normal"/>
    </style:style>
    <style:style style:name="T16" style:family="text">
      <style:text-properties officeooo:rsid="007c68e3"/>
    </style:style>
    <style:style style:name="T17" style:family="text">
      <style:text-properties officeooo:rsid="007cf309"/>
    </style:style>
    <style:style style:name="T18" style:family="text">
      <style:text-properties fo:font-style="normal" style:font-style-asian="normal" style:font-style-complex="normal"/>
    </style:style>
    <style:style style:name="T19" style:family="text">
      <style:text-properties officeooo:rsid="00893e56"/>
    </style:style>
    <style:style style:name="T20" style:family="text">
      <style:text-properties officeooo:rsid="0089cba4"/>
    </style:style>
    <style:style style:name="T21" style:family="text">
      <style:text-properties officeooo:rsid="008aeaed"/>
    </style:style>
    <style:style style:name="T22" style:family="text">
      <style:text-properties officeooo:rsid="008c0e4f"/>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officeooo:rsid="00c285ab" style:font-style-asian="italic" style:font-style-complex="italic"/>
    </style:style>
    <style:style style:name="T26" style:family="text">
      <style:text-properties fo:font-style="italic" officeooo:rsid="00c9e284" style:font-style-asian="italic" style:font-style-complex="italic"/>
    </style:style>
    <style:style style:name="T27" style:family="text">
      <style:text-properties fo:font-style="italic" officeooo:rsid="00cab343" style:font-style-asian="italic" style:font-style-complex="italic"/>
    </style:style>
    <style:style style:name="T28" style:family="text">
      <style:text-properties fo:font-style="italic" officeooo:rsid="00ccae9b"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ccae9b" style:font-style-asian="italic" style:font-weight-asian="normal" style:font-style-complex="italic" style:font-weight-complex="normal"/>
    </style:style>
    <style:style style:name="T31" style:family="text">
      <style:text-properties officeooo:rsid="008b1937"/>
    </style:style>
    <style:style style:name="T32" style:family="text">
      <style:text-properties officeooo:rsid="008ffc32"/>
    </style:style>
    <style:style style:name="T33" style:family="text">
      <style:text-properties officeooo:rsid="0091e277"/>
    </style:style>
    <style:style style:name="T34" style:family="text">
      <style:text-properties officeooo:rsid="00938c35"/>
    </style:style>
    <style:style style:name="T35" style:family="text">
      <style:text-properties officeooo:rsid="0093ce13"/>
    </style:style>
    <style:style style:name="T36" style:family="text">
      <style:text-properties officeooo:rsid="0094844b"/>
    </style:style>
    <style:style style:name="T37" style:family="text">
      <style:text-properties officeooo:rsid="0097c925"/>
    </style:style>
    <style:style style:name="T38" style:family="text">
      <style:text-properties officeooo:rsid="009946e8"/>
    </style:style>
    <style:style style:name="T39" style:family="text">
      <style:text-properties officeooo:rsid="009c0bc7"/>
    </style:style>
    <style:style style:name="T40" style:family="text">
      <style:text-properties officeooo:rsid="00a628b7"/>
    </style:style>
    <style:style style:name="T41" style:family="text">
      <style:text-properties officeooo:rsid="008431bb"/>
    </style:style>
    <style:style style:name="T42" style:family="text">
      <style:text-properties officeooo:rsid="008093a3"/>
    </style:style>
    <style:style style:name="T43" style:family="text">
      <style:text-properties officeooo:rsid="00866c9b"/>
    </style:style>
    <style:style style:name="T44" style:family="text">
      <style:text-properties officeooo:rsid="00a7a3f3"/>
    </style:style>
    <style:style style:name="T45" style:family="text">
      <style:text-properties officeooo:rsid="00a86ba6"/>
    </style:style>
    <style:style style:name="T46" style:family="text">
      <style:text-properties officeooo:rsid="00a8769e"/>
    </style:style>
    <style:style style:name="T47" style:family="text">
      <style:text-properties officeooo:rsid="00a942e7"/>
    </style:style>
    <style:style style:name="T48" style:family="text">
      <style:text-properties officeooo:rsid="00b62021"/>
    </style:style>
    <style:style style:name="T49" style:family="text">
      <style:text-properties officeooo:rsid="00bb0416"/>
    </style:style>
    <style:style style:name="T50" style:family="text">
      <style:text-properties officeooo:rsid="00bd1576"/>
    </style:style>
    <style:style style:name="T51" style:family="text">
      <style:text-properties style:font-name="Times New Roman" fo:font-size="12pt" style:text-underline-style="none" fo:font-weight="normal" officeooo:rsid="00bb6e43"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bbe3b"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bd1576"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c5938e"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bdfa33"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c285ab" style:font-size-asian="12pt" style:font-weight-asian="normal" style:font-size-complex="12pt" style:font-weight-complex="normal"/>
    </style:style>
    <style:style style:name="T57" style:family="text">
      <style:text-properties style:font-name="Times New Roman" fo:font-size="12pt" style:text-underline-style="none" fo:font-weight="normal" officeooo:rsid="00c96f87" style:font-size-asian="12pt" style:font-weight-asian="normal" style:font-size-complex="12pt" style:font-weight-complex="normal"/>
    </style:style>
    <style:style style:name="T58" style:family="text">
      <style:text-properties style:font-name="Times New Roman" fo:font-size="12pt" style:text-underline-style="none" fo:font-weight="normal" officeooo:rsid="00c9e284" style:font-size-asian="12pt" style:font-weight-asian="normal" style:font-size-complex="12pt" style:font-weight-complex="normal"/>
    </style:style>
    <style:style style:name="T59" style:family="text">
      <style:text-properties style:font-name="Times New Roman" fo:font-size="12pt" style:text-underline-style="none" fo:font-weight="normal" officeooo:rsid="00cab343" style:font-size-asian="12pt" style:font-weight-asian="normal" style:font-size-complex="12pt" style:font-weight-complex="normal"/>
    </style:style>
    <style:style style:name="T60" style:family="text">
      <style:text-properties style:font-name="Times New Roman" fo:font-size="12pt" style:text-underline-style="none" fo:font-weight="normal" officeooo:rsid="00e26abc" style:font-size-asian="12pt" style:font-weight-asian="normal" style:font-size-complex="12pt" style:font-weight-complex="normal"/>
    </style:style>
    <style:style style:name="T61" style:family="text">
      <style:text-properties style:font-name="Times New Roman" fo:font-size="12pt" style:text-underline-style="none" fo:font-weight="normal" officeooo:rsid="00d27912" style:font-size-asian="12pt" style:font-weight-asian="normal" style:font-size-complex="12pt" style:font-weight-complex="normal"/>
    </style:style>
    <style:style style:name="T62" style:family="text">
      <style:text-properties style:font-name="Times New Roman" fo:font-size="12pt" style:text-underline-style="none" fo:font-weight="normal" officeooo:rsid="00e2ae11" style:font-size-asian="12pt" style:font-weight-asian="normal" style:font-size-complex="12pt" style:font-weight-complex="normal"/>
    </style:style>
    <style:style style:name="T63" style:family="text">
      <style:text-properties style:font-name="Times New Roman" fo:font-size="12pt" fo:font-style="italic" style:text-underline-style="none" fo:font-weight="normal" officeooo:rsid="00c285ab" style:font-size-asian="12pt" style:font-style-asian="italic" style:font-weight-asian="normal" style:font-size-complex="12pt" style:font-style-complex="italic" style:font-weight-complex="normal"/>
    </style:style>
    <style:style style:name="T64" style:family="text">
      <style:text-properties officeooo:rsid="00bdfa33"/>
    </style:style>
    <style:style style:name="T65" style:family="text">
      <style:text-properties officeooo:rsid="00c285ab"/>
    </style:style>
    <style:style style:name="T66" style:family="text">
      <style:text-properties officeooo:rsid="00c5938e"/>
    </style:style>
    <style:style style:name="T67" style:family="text">
      <style:text-properties officeooo:rsid="00c62c96"/>
    </style:style>
    <style:style style:name="T68" style:family="text">
      <style:text-properties officeooo:rsid="00c78981"/>
    </style:style>
    <style:style style:name="T69" style:family="text">
      <style:text-properties officeooo:rsid="00c96f87"/>
    </style:style>
    <style:style style:name="T70" style:family="text">
      <style:text-properties officeooo:rsid="00c9e284"/>
    </style:style>
    <style:style style:name="T71" style:family="text">
      <style:text-properties officeooo:rsid="00cab343"/>
    </style:style>
    <style:style style:name="T72" style:family="text">
      <style:text-properties officeooo:rsid="00caf3fb"/>
    </style:style>
    <style:style style:name="T73" style:family="text">
      <style:text-properties officeooo:rsid="00ccae9b"/>
    </style:style>
    <style:style style:name="T74" style:family="text">
      <style:text-properties style:text-underline-style="solid" style:text-underline-width="auto" style:text-underline-color="font-color" fo:font-weight="normal" officeooo:rsid="00ccae9b" style:font-weight-asian="normal" style:font-weight-complex="normal"/>
    </style:style>
    <style:style style:name="T75" style:family="text">
      <style:text-properties officeooo:rsid="008dc042"/>
    </style:style>
    <style:style style:name="T76" style:family="text">
      <style:text-properties officeooo:rsid="00cfb25f"/>
    </style:style>
    <style:style style:name="T77" style:family="text">
      <style:text-properties officeooo:rsid="00d1a54a"/>
    </style:style>
    <style:style style:name="T78" style:family="text">
      <style:text-properties officeooo:rsid="00d27912"/>
    </style:style>
    <style:style style:name="T79" style:family="text">
      <style:text-properties officeooo:rsid="00aac14c"/>
    </style:style>
    <style:style style:name="T80" style:family="text">
      <style:text-properties officeooo:rsid="00d3a364"/>
    </style:style>
    <style:style style:name="T81" style:family="text">
      <style:text-properties officeooo:rsid="00d5c447"/>
    </style:style>
    <style:style style:name="T82" style:family="text">
      <style:text-properties officeooo:rsid="00d7c0f7"/>
    </style:style>
    <style:style style:name="T83" style:family="text">
      <style:text-properties officeooo:rsid="00da7f89"/>
    </style:style>
    <style:style style:name="T84" style:family="text">
      <style:text-properties officeooo:rsid="00a8d7e9"/>
    </style:style>
    <style:style style:name="T85" style:family="text">
      <style:text-properties officeooo:rsid="00f3c61d"/>
    </style:style>
    <style:style style:name="T86" style:family="text">
      <style:text-properties officeooo:rsid="00fbaf22"/>
    </style:style>
    <style:style style:name="T87" style:family="text">
      <style:text-properties officeooo:rsid="00df0f45"/>
    </style:style>
    <style:style style:name="T88" style:family="text">
      <style:text-properties officeooo:rsid="00e2ae11"/>
    </style:style>
    <style:style style:name="T89" style:family="text">
      <style:text-properties officeooo:rsid="00e3f4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3">Final </text:span>Exam</text:p>
      <table:table table:name="Table1" table:style-name="Table1">
        <table:table-column table:style-name="Table1.A"/>
        <table:table-column table:style-name="Table1.B"/>
        <table:table-row>
          <table:table-cell table:style-name="Table1.A1" office:value-type="string">
            <text:p text:style-name="P13">Course Title:</text:p>
          </table:table-cell>
          <table:table-cell table:style-name="Table1.A1" office:value-type="string">
            <text:p text:style-name="P20">Terminología Especializada <text:span text:style-name="T41">en Documentos </text:span>Jurídic<text:span text:style-name="T41">os</text:span></text:p>
          </table:table-cell>
        </table:table-row>
        <table:table-row>
          <table:table-cell table:style-name="Table1.A1" office:value-type="string">
            <text:p text:style-name="P10">Course ID:</text:p>
          </table:table-cell>
          <table:table-cell table:style-name="Table1.A1" office:value-type="string">
            <text:p text:style-name="P21">IT0<text:span text:style-name="T42">73</text:span><text:span text:style-name="T43">2</text:span><text:span text:style-name="T11"> </text:span><text:span text:style-name="T16">(Marron, 25-2)</text:span></text:p>
          </table:table-cell>
        </table:table-row>
        <table:table-row>
          <table:table-cell table:style-name="Table1.A1" office:value-type="string">
            <text:p text:style-name="P11">Cohort <text:span text:style-name="T10">ID</text:span>:</text:p>
          </table:table-cell>
          <table:table-cell table:style-name="Table1.A1" office:value-type="string">
            <text:p text:style-name="P19">7A</text:p>
          </table:table-cell>
        </table:table-row>
        <table:table-row>
          <table:table-cell table:style-name="Table1.A1" office:value-type="string">
            <text:p text:style-name="P12"><text:span text:style-name="T17">Exam </text:span>Date:</text:p>
          </table:table-cell>
          <table:table-cell table:style-name="Table1.A1" office:value-type="string">
            <text:p text:style-name="P22"><text:span text:style-name="T44">22-24</text:span> <text:span text:style-name="T44">Apr</text:span> 2025</text:p>
          </table:table-cell>
        </table:table-row>
      </table:table>
      <text:p text:style-name="P13"/>
      <text:p text:style-name="P16"><text:span text:style-name="T2">General </text:span><text:span text:style-name="T3">Instructions: </text:span>This is a <text:span text:style-name="T9">take-home </text:span><text:span text:style-name="T1">exam.</text:span> <text:span text:style-name="T34">The exam is comprehensive and will cover material from the entire course. You are encouraged to </text:span><text:span text:style-name="T35">organize and </text:span><text:span text:style-name="T34">review </text:span><text:span text:style-name="T35">all of your homework and previous exams before starting this final exam. </text:span><text:span text:style-name="T31">Answer in English unless requested to do </text:span><text:span text:style-name="T32">so</text:span><text:span text:style-name="T31"> otherwise. </text:span><text:span text:style-name="T36">Please do your own work and do not share your answers; </text:span><text:span text:style-name="T37">academic integrity is always your choice.</text:span></text:p>
      <text:p text:style-name="P14"/>
      <text:p text:style-name="P15"><text:span text:style-name="T19">Attempt to answer all questions, </text:span><text:span text:style-name="T22">eve</text:span><text:span text:style-name="T19">n if you are uncertain. Whenever possible, provide answers in bullet list format with complete content. </text:span><text:span text:style-name="T20">Tasks will be evaluated by sub-tasks. Three (3) points are available for each sub-task: Accuracy </text:span><text:span text:style-name="T21">(</text:span><text:span text:style-name="T20">1 pt), Completeness (1 pt), and Sufficiency (1 pt). </text:span><text:span text:style-name="T21">Points will be awarded in 0.1 increments. </text:span><text:span text:style-name="T66">There are </text:span><text:span text:style-name="T8">63</text:span><text:span text:style-name="T7"> points </text:span><text:span text:style-name="T66">available.</text:span></text:p>
      <text:p text:style-name="P14"/>
      <text:p text:style-name="P15"><text:span text:style-name="T35">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6">of the </text:span><text:span text:style-name="T35">pages together in the proper order. </text:span></text:p>
      <text:p text:style-name="P15"/>
      <text:p text:style-name="P17">This exam is <text:span text:style-name="T1">DUE Tuesday, April 2</text:span><text:span text:style-name="T6">4</text:span><text:span text:style-name="T1">, </text:span><text:span text:style-name="T4">2025</text:span><text:span text:style-name="T1"> by </text:span><text:span text:style-name="T5">20</text:span><text:span text:style-name="T1">:00 hrs in Room 20</text:span><text:span text:style-name="T5">3</text:span><text:span text:style-name="T1">, UTECA. </text:span><text:span text:style-name="T12">If you prefer to take the exam </text:span><text:span text:style-name="T13">on </text:span><text:span text:style-name="T12">during the regular class </text:span><text:span text:style-name="T14">times </text:span><text:span text:style-name="T12">you are welcome to do so.</text:span></text:p>
      <text:p text:style-name="P14"/>
      <text:p text:style-name="P18"/>
      <text:p text:style-name="P4">I. <text:span text:style-name="T68">Language and the</text:span> <text:span text:style-name="T40">Law</text:span></text:p>
      <text:p text:style-name="P57">Task 1 <text:span text:style-name="T88">(6 pts)</text:span></text:p>
      <text:p text:style-name="P69"><text:span text:style-name="T51">In his article on language and the law Grossfiled </text:span><text:span text:style-name="T52">posits,</text:span><text:span text:style-name="T51"> “What happens to law that exists through and in language if it is transferred into a different language? If the structure of a particular language plays an important role in defining our thinking, it may well be that a particular language can only express certain legal ideas and that the limits of our particular language are the limits of our legal reasoning” </text:span><text:span text:style-name="T52">(</text:span><text:span text:style-name="T53">see </text:span>Bernhard <text:span text:style-name="Emphasis"><text:span text:style-name="T18">Grossfield</text:span></text:span><text:span text:style-name="T18">,</text:span> <text:span text:style-name="Emphasis">Language and the Law</text:span>, 50 J. AIR L. &amp; COM. 793 (1985<text:span text:style-name="T50">))</text:span></text:p>
      <text:p text:style-name="P69"/>
      <text:p text:style-name="P70">a) Do you agree that legal reasoning is limited to language structure? Explain why or why not.</text:p>
      <text:p text:style-name="P70"/>
      <text:p text:style-name="P70">b) Do you think that complete and accurate legal translations are possible between languages? </text:p>
      <text:p text:style-name="P23"/>
      <text:p text:style-name="P58">Task 2 <text:span text:style-name="T88">(6 pts)</text:span></text:p>
      <text:p text:style-name="P26"><text:span text:style-name="T64">According Hirst, “t</text:span>he word "jargon" has several meanings, but currently the two main definitions are: 1) the specialized language of any trade, organization, profession, or science; and 2) the pretentious, <text:soft-page-break/>excluding, evasive, or otherwise unethical and offensive use of specialized vocabulary <text:span text:style-name="T64">(see Hirst, R, J. TECHNICAL WRITING AND COMMUNICATION, Vol. 33(3) 201-229, 2003)</text:span></text:p>
      <text:p text:style-name="P26"/>
      <text:p text:style-name="P36">a) Briefly explain why “good” jargon is useful in <text:span text:style-name="T89">the practice of </text:span>law.</text:p>
      <text:p text:style-name="P36"/>
      <text:p text:style-name="P36">b) Provide a very short example of “bad” jargon.</text:p>
      <text:p text:style-name="P36"/>
      <text:p text:style-name="P36"/>
      <text:p text:style-name="P5">I<text:span text:style-name="T67">I</text:span>. Foundations of <text:span text:style-name="T67">Mexico’s Legal System</text:span></text:p>
      <text:p text:style-name="P60">Task 3 <text:span text:style-name="T88">(6 pts)</text:span></text:p>
      <text:p text:style-name="P71"><text:span text:style-name="T54">According to the Legal Information Institute at Cornell Law School, a legal system “ </text:span><text:span text:style-name="T55">is the framework of rules , procedures , and institutions that a community uses to interpret and enforce their laws. A legal system is binding on all legal disputes within its jurisdiction . </text:span>There is no uniform legal system across the globe. Each jurisdiction uses its own legal system. The type of legal system a jurisdiction uses will have a significant impact on the application of the law” <text:span text:style-name="T66">(see “</text:span>legal systems” <text:span text:style-name="T66">in Wex at </text:span><text:a xlink:type="simple" xlink:href="https://www.law.cornell.edu/wex/legal_systems" text:style-name="Internet_20_link" text:visited-style-name="Visited_20_Internet_20_Link"><text:span text:style-name="T66">https://www.law.cornell.edu/wex/legal_systems</text:span></text:a><text:span text:style-name="T66">) </text:span></text:p>
      <text:p text:style-name="P37"/>
      <text:p text:style-name="P37">a) <text:span text:style-name="T88">Briefly c</text:span>ompare and contrast the legal systems of Mexico and the United States. </text:p>
      <text:p text:style-name="P37"/>
      <text:p text:style-name="P37"/>
      <text:p text:style-name="P59">Task 4 <text:span text:style-name="T88">(6 pts)</text:span></text:p>
      <text:p text:style-name="P26">The Mexican judicial branch, officially the Judicial Power of the Federation (Poder Judicial de la Federación or PJF), is one of the three branches of government, and its highest court is the Supreme Court of Justice of the Nation (SCJN).</text:p>
      <text:p text:style-name="P26"/>
      <text:p text:style-name="P38">a) What are the primary functions of the SCJN?</text:p>
      <text:p text:style-name="P38"/>
      <text:p text:style-name="P38">b) <text:span text:style-name="T65">The legal material from first four </text:span><text:span text:style-name="T25">épocas</text:span><text:span text:style-name="T65"> of the SCJN </text:span><text:span text:style-name="T67">is </text:span><text:span text:style-name="T65">no longer considered valid. Why?</text:span></text:p>
      <text:p text:style-name="P38"/>
      <text:p text:style-name="P60">Task <text:span text:style-name="T68">5 </text:span><text:span text:style-name="T88">(6 pts)</text:span></text:p>
      <text:p text:style-name="P72"><text:span text:style-name="T56">Much of Mexico’s theoretical and applied legal development happens through the </text:span><text:span text:style-name="T63">la tesis jurídica: “un texto en que un autor hace una investigación o disertación, razonando y discurriendo en forma detenida y metódica sobre alguna materia o tema del área específica del Derecho, con la finalidad de exponerla o también para refutar opiniones ajenas”</text:span><text:span text:style-name="T56"> </text:span><text:span text:style-name="T57">(see </text:span><text:span text:style-name="T58">p. 72, </text:span>Cortés González, Jaime, and Sonia del Carmen Álvarez Cisneros. <text:span text:style-name="T23">Manual de redacción de tesis jurídicas</text:span>. Cortés González y Sonia del Carmen Álvarez Cisneros.-1. ª ed.,México: Amate, 2017<text:span text:style-name="T69">). </text:span></text:p>
      <text:p text:style-name="P27"/>
      <text:p text:style-name="P39">a) Briefly define the five (5) basic types of <text:span text:style-name="T25">tesis jurídic</text:span><text:span text:style-name="T24">a,</text:span></text:p>
      <text:p text:style-name="P53">i) Tesis histórica jurídica</text:p>
      <text:p text:style-name="P53">ii)Tesis jurídico comparativa</text:p>
      <text:p text:style-name="P53">iii) Tesis jurídico descriptiva</text:p>
      <text:p text:style-name="P53"><text:soft-page-break/>iv) Tesis jurídico exploratoria</text:p>
      <text:p text:style-name="P53">v) Tesis jurídico propositiva</text:p>
      <text:p text:style-name="P27"/>
      <text:p text:style-name="P28"><text:span text:style-name="T70">b) Compare and contrast </text:span><text:span text:style-name="T26">tesis aislada </text:span><text:span text:style-name="T70">and </text:span><text:span text:style-name="T26">jurisprudencia.</text:span></text:p>
      <text:p text:style-name="P28"/>
      <text:p text:style-name="P61">Task 6 <text:span text:style-name="T88">(3 pts)</text:span></text:p>
      <text:p text:style-name="P40">Civil law in Mexico is codified at both the state and federal levels. According to Carbonll, civil law cases account for upwards of 70% of the total federal cases (see Miguel Carbonell, <text:span text:style-name="T24">Codigo Nacional de Procedimientos </text:span><text:span text:style-name="T27">Civiles and Familiares</text:span><text:span text:style-name="T71">, Tirant Lo Blanch Ed., ISBN 978-84-1197-618-3, 2024). Contract law, </text:span><text:span text:style-name="T73">which </text:span><text:span text:style-name="T71">is </text:span><text:span text:style-name="T72">a part of civil law, </text:span><text:span text:style-name="T73">and can be found in the </text:span><text:span text:style-name="T28">Código Civil</text:span><text:span text:style-name="T73"> at,</text:span></text:p>
      <text:p text:style-name="P54">Libro Cuarto - De las Obligaciones<text:line-break/><text:tab/>Primera Parte - De las Obligaciones en General<text:line-break/><text:tab/><text:tab/>Título Primero - Fuentes de las Obligaciones<text:line-break/><text:tab/><text:tab/><text:tab/>Capítulo I - Contratos</text:p>
      <text:p text:style-name="P27"><text:tab/></text:p>
      <text:p text:style-name="P73"><text:span text:style-name="T59">a) </text:span><text:bookmark text:name="articulo-1795"/><text:span text:style-name="Strong_20_Emphasis"><text:span text:style-name="T29">Artículo 1795</text:span></text:span><text:span text:style-name="T29"> </text:span><text:span text:style-name="T15">of the </text:span><text:span text:style-name="T30">Código Civil</text:span><text:span text:style-name="T15"> states the four (4) conditions whereby a contract would be rendered void, or invalid. State these conditions in reverse, That is, what are the four (4) conditions whereby a contract would be considered </text:span><text:span text:style-name="T74">valid</text:span><text:span text:style-name="T15">? Provide your answers in English. [Hint: Luis Manuel C. Méjan]</text:span></text:p>
      <text:p text:style-name="P74"/>
      <text:p text:style-name="P62">Task 7 <text:span text:style-name="T88">(6 pts)</text:span> </text:p>
      <text:p text:style-name="P41">Both Mexico and the US have legal protections for landlords and tenants under <text:span text:style-name="T76">legally binding </text:span>rental contracts.</text:p>
      <text:p text:style-name="P41"/>
      <text:p text:style-name="P42">a) <text:span text:style-name="T76">Briefly c</text:span><text:span text:style-name="T75">ompare and contrast the legal rights in México and the US for both tenants and landlords.</text:span></text:p>
      <text:p text:style-name="P29"/>
      <text:p text:style-name="P29"/>
      <text:p text:style-name="P7"><text:span text:style-name="T48">I</text:span><text:span text:style-name="T76">V</text:span><text:span text:style-name="T48">. </text:span>Legal <text:span text:style-name="T48">R</text:span>esources</text:p>
      <text:p text:style-name="P63">Task 8 <text:span text:style-name="T88">(6 pts)</text:span></text:p>
      <text:p text:style-name="P30"><text:span text:style-name="T76">Because the field of law is extensive and </text:span><text:span text:style-name="T77">complicated, the capacity to find and use legal resources is key to successful understanding and translation of legal documents.</text:span></text:p>
      <text:p text:style-name="P30"/>
      <text:p text:style-name="P43">a) <text:span text:style-name="T78">F</text:span>or each of the following legal resources, <text:span text:style-name="T78">s</text:span>tate the general utility of the resource (i.e., <text:span text:style-name="T78">How can the resource be of use</text:span>?) </text:p>
      <text:p text:style-name="P31"><text:span text:style-name="T78">i) </text:span>Cornel<text:span text:style-name="T78">l Law School, </text:span>Legal <text:span text:style-name="T78">Information </text:span>Institute <text:span text:style-name="T78">(</text:span><text:a xlink:type="simple" xlink:href="https://www.law.cornell.edu/wex" text:style-name="Internet_20_link" text:visited-style-name="Visited_20_Internet_20_Link"><text:span text:style-name="T78">https://www.law.cornell.edu/wex</text:span></text:a><text:span text:style-name="T78">)</text:span></text:p>
      <text:p text:style-name="P44">ii) Justia Mexico (<text:a xlink:type="simple" xlink:href="https://mexico.justia.com/" text:style-name="Internet_20_link" text:visited-style-name="Visited_20_Internet_20_Link">https://mexico.justia.com/</text:a>)</text:p>
      <text:p text:style-name="P44">iii) <text:span text:style-name="T79">Diario Oficial de la Federación </text:span>(<text:a xlink:type="simple" xlink:href="https://www.dof.gob.mx/#gsc.tab=0" text:style-name="Internet_20_link" text:visited-style-name="Visited_20_Internet_20_Link">https://www.dof.gob.mx/#gsc.tab=0</text:a>)</text:p>
      <text:p text:style-name="P45">iv) Diccionario Jurídico (<text:a xlink:type="simple" xlink:href="https://diccionariojuridico.org/" text:style-name="Internet_20_link" text:visited-style-name="Visited_20_Internet_20_Link">https://diccionariojuridico.org/</text:a>)</text:p>
      <text:p text:style-name="P45"><text:span text:style-name="T82">v) </text:span>Biblioteca Jurídica Virtual, <text:span text:style-name="T81">Diccionarion jurídico mexicano </text:span><text:span text:style-name="T82">(</text:span><text:span text:style-name="T39">https://biblio.juridicas.unam.mx/bjv/resultados?ti=diccionario+juridico</text:span><text:span text:style-name="T82">)</text:span></text:p>
      <text:p text:style-name="P44">v<text:span text:style-name="T82">i</text:span>) <text:s/><text:span text:style-name="T79">M</text:span><text:span text:style-name="T80">anual</text:span><text:span text:style-name="T79"> </text:span><text:span text:style-name="T80">del</text:span><text:span text:style-name="T79"> J</text:span><text:span text:style-name="T80">usticiable: </text:span><text:span text:style-name="T79">E</text:span><text:span text:style-name="T80">lementos de</text:span><text:span text:style-name="T79"> T</text:span><text:span text:style-name="T80">eoría </text:span><text:span text:style-name="T79">G</text:span><text:span text:style-name="T80">eneral</text:span><text:span text:style-name="T79"> </text:span><text:span text:style-name="T80">del</text:span><text:span text:style-name="T79"> P</text:span><text:span text:style-name="T80">rocesso (</text:span><text:a xlink:type="simple" xlink:href="https://sistemabibliotecario.scjn.gob.mx/sisbib/po_2010/53702/53702_1.pdf" text:style-name="Internet_20_link" text:visited-style-name="Visited_20_Internet_20_Link"><text:span text:style-name="T80">https://sistemabibliotecario.scjn.gob.mx/sisbib/po_2010/53702/53702_1.pdf</text:span></text:a><text:span text:style-name="T80">)</text:span></text:p>
      <text:p text:style-name="P48"><text:soft-page-break/>vii) SCJN Búsqueda de Tesis (https://sjf2.scjn.gob.mx/busqueda-principal-tesis</text:p>
      <text:p text:style-name="P46"/>
      <text:p text:style-name="P24"/>
      <text:p text:style-name="P6"><text:span text:style-name="T48">V</text:span>. <text:span text:style-name="T46">Translation of </text:span><text:span text:style-name="T47">Legal Text and </text:span><text:span text:style-name="T45">Legal Documents</text:span></text:p>
      <text:p text:style-name="P64">Task 9 <text:span text:style-name="T88">(9 pts)</text:span></text:p>
      <text:p text:style-name="P49">Translate the following into English:</text:p>
      <text:p text:style-name="P49"/>
      <text:p text:style-name="P75">Registro digital: 2007290</text:p>
      <text:p text:style-name="P75">Instancia: Primera Sala</text:p>
      <text:p text:style-name="P75">Décima Época </text:p>
      <text:p text:style-name="P55">Tipo: Jurisprudencia</text:p>
      <text:p text:style-name="P55"/>
      <text:p text:style-name="P56">PRUEBA PERICIAL EN GRAFOSCOPIA. EL USO DE LOS AVANCES TECNOLÓGICOS QUE POSIBILITAN LA CAPTURA Y EDICIÓN DE LAS IMÁGENES PLASMADAS EN LOS DOCUMENTOS ANALIZADOS POR EL PERITO, ES INSUFICIENTE PARA NEGARLE VALOR PROBATORIO AL DICTAMEN CORRESPONDIENTE.</text:p>
      <text:p text:style-name="P76"/>
      <text:section text:style-name="Sect1" text:name="divTexto">
        <text:p text:style-name="P77">Al valorar la prueba pericial, el Juez debe partir de la base de que el perito es una persona experta en la materia sobre la que dictamina, que es honesta y se conduce conforme a su leal saber y entender en la materia sobre la que dictamina, pues se presupone que ha estudiado cuidadosamente el tema sometido a su consideración, por lo que también debe presumirse que no tiene la intención de engañar al juzgador, en tanto el peritaje plasmado en su dictamen obedece a un acto realizado conscientemente, libre de coacción, violencia, dolo, cohecho o seducción. En ese sentido, si bien la valoración de la prueba pericial se deja al prudente arbitrio del juzgador, sólo las razones científicas, técnicas o artísticas expuestas en los dictámenes correspondientes deben servir para decidir, de acuerdo con una sana crítica de su contenido, si merecen o no valor probatorio. Ahora bien, el hecho de que el juzgador deba partir de esa presunción no debe considerarse como una limitante de su libertad de apreciación, pues es evidente que en uso de ella, sí puede negar valor probatorio a un dictamen cuando considere que existe un motivo para dudar del desinterés, imparcialidad y honestidad del perito, es decir, cuando existan razones para estimar que no se condujo con lealtad, probidad o veracidad; sin embargo, para negarle eficacia con base en alguna de estas razones, los motivos deben ser lo suficientemente serios y graves para poner en duda la honestidad del perito. Por tanto, cuando se tacha de falsa una firma y se ofrece la prueba pericial en grafoscopia, el simple hecho de que en el desempeño de la función encomendada el perito haga uso de los avances tecnológicos, como cámaras digitales que pueden conectarse a una computadora para transferir su información y proceder a su impresión, lo que a su vez puede permitir que a través de ciertos programas de cómputo puedan editarse las imágenes capturadas en dichas cámaras, no es un motivo suficiente para negar valor al dictamen correspondiente, pues si bien es cierto que el uso de esos dispositivos permite alterar la <text:soft-page-break/>imagen capturada hasta el grado de distorsionarla, e incluso prefabricar una imagen o insertar otra que corresponda a un documento diverso, también lo es que tal posibilidad, por sí sola, es insuficiente para restarle valor probatorio al dictamen, pues aunque el juzgador tiene libertad de valoración en este tipo de pruebas, dicha libertad debe basarse en una sana crítica, por lo que debe haber datos suficientes que permitan presumir que el perito actuó con falta de lealtad, probidad o veracidad, es decir, deben existir motivos que realmente pongan en tela de juicio el desinterés, la imparcialidad y la honestidad del experto en la materia y que, por ende, el peritaje plasmado en el dictamen correspondiente no está libre de coacción, violencia, dolo, cohecho o seducción.</text:p>
      </text:section>
      <text:p text:style-name="P34"/>
      <text:p text:style-name="P25"/>
      <text:p text:style-name="P23"/>
      <text:p text:style-name="P4"><text:span text:style-name="T83">VI</text:span>. Elements of Academic W<text:span text:style-name="T38">ork</text:span></text:p>
      <text:p text:style-name="P66">Task <text:span text:style-name="T87">10</text:span><text:span text:style-name="T85"> </text:span><text:span text:style-name="T86">(</text:span><text:span text:style-name="T88">3</text:span><text:span text:style-name="T86"> pts)</text:span></text:p>
      <text:p text:style-name="P67">Academic work in general, and academic writing in particular, both have very specific format and stylistic requirements.</text:p>
      <text:p text:style-name="P68"/>
      <text:p text:style-name="P50">a) Why is “academic voice” <text:span text:style-name="T84">(third-person point of view)</text:span> considered to be the standard for <text:span text:style-name="T84">academic writing?</text:span></text:p>
      <text:p text:style-name="P50"/>
      <text:p text:style-name="P51">b) What is APA style?</text:p>
      <text:p text:style-name="P33"/>
      <text:p text:style-name="P47"/>
      <text:p text:style-name="P8"><text:span text:style-name="T45">V</text:span><text:span text:style-name="T49">I</text:span><text:span text:style-name="T83">I</text:span>. Building Vocabulary</text:p>
      <text:p text:style-name="P65">Task 11 <text:span text:style-name="T88">(6 pts)</text:span></text:p>
      <text:p text:style-name="P78"><text:span text:style-name="T60">Select 10 (ten) words of your choice related to Civil Law from the definitions provided by </text:span><text:span text:style-name="T61">Diccionario Jurídico (</text:span><text:a xlink:type="simple" xlink:href="https://diccionariojuridico.org/indice-materia/?d=3d0" text:style-name="Internet_20_link" text:visited-style-name="Visited_20_Internet_20_Link">https://diccionariojuridico.org/indice-materia/?d=3d0</text:a><text:span text:style-name="T60">). For each word, </text:span><text:span text:style-name="T62">provide definitions in Spanish and English.</text:span></text:p>
      <text:p text:style-name="P32"/>
      <text:p text:style-name="P52"/>
      <text:p text:style-name="P35"/>
      <text:p text:style-name="P35"/>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P2" style:family="paragraph" style:parent-style-name="Header">
      <style:paragraph-properties fo:text-align="start" style:justify-single-word="false"/>
      <style:text-properties officeooo:rsid="00206516" officeooo:paragraph-rsid="00206516"/>
    </style:style>
    <style:style style:name="MP3" style:family="paragraph" style:parent-style-name="Standard">
      <style:paragraph-properties fo:text-align="start" style:justify-single-word="false"/>
      <style:text-properties style:font-name="Times New Roman" fo:font-size="14pt" style:text-underline-style="none" fo:font-weight="bold" officeooo:rsid="00d96fcd" officeooo:paragraph-rsid="00d96fcd"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4"><draw:image xlink:href="Pictures/1000000100000438000001E9AD04E7590B266636.png" xlink:type="simple" xlink:show="embed" xlink:actuate="onLoad" draw:mime-type="image/png"/></draw:frame></text:p>
        <text:p text:style-name="MP2"/>
        <text:p text:style-name="MP3"/>
        <text:p text:style-name="Standard"/>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7T08:23:45.782554852</dc:date>
    <meta:editing-duration>PT17H29M9S</meta:editing-duration>
    <meta:editing-cycles>146</meta:editing-cycles>
    <meta:generator>LibreOffice/7.3.7.2$Linux_X86_64 LibreOffice_project/30$Build-2</meta:generator>
    <meta:document-statistic meta:table-count="1" meta:image-count="1" meta:object-count="0" meta:page-count="5" meta:paragraph-count="75" meta:word-count="1668" meta:character-count="10454" meta:non-whitespace-character-count="8844"/>
  </office:meta>
</office:document-meta>
</file>